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A CHINO ELIZABETH TATIA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735607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LCA CHINO ELIZABETH TATI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73560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38</text:p>
            <text:p text:style-name="P11"/>
          </table:table-cell>
        </table:table-row>
        <table:table-row>
          <table:table-cell table:style-name="Tableau1.A2" office:value-type="string">
            <text:p text:style-name="P11">009 - Trans. Aer. Caja Pollo Fr Negro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38</text:p>
            <text:p text:style-name="P11"/>
          </table:table-cell>
        </table:table-row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3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CRIOLL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19:04:45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